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6d22f" officeooo:paragraph-rsid="0016d22f"/>
    </style:style>
    <style:style style:name="P2" style:family="paragraph" style:parent-style-name="Standard">
      <style:paragraph-properties fo:text-align="justify" style:justify-single-word="false"/>
      <style:text-properties officeooo:rsid="0016d22f" officeooo:paragraph-rsid="001956d1"/>
    </style:style>
    <style:style style:name="P3" style:family="paragraph" style:parent-style-name="Standard">
      <style:paragraph-properties fo:text-align="justify" style:justify-single-word="false"/>
      <style:text-properties officeooo:rsid="001837a6" officeooo:paragraph-rsid="001837a6"/>
    </style:style>
    <style:style style:name="P4" style:family="paragraph" style:parent-style-name="Standard">
      <style:paragraph-properties fo:text-align="justify" style:justify-single-word="false"/>
      <style:text-properties officeooo:rsid="001956d1" officeooo:paragraph-rsid="0019a0a5"/>
    </style:style>
    <style:style style:name="P5" style:family="paragraph" style:parent-style-name="Standard">
      <style:paragraph-properties fo:text-align="justify" style:justify-single-word="false"/>
      <style:text-properties fo:color="#009900" officeooo:rsid="001837a6" officeooo:paragraph-rsid="001837a6"/>
    </style:style>
    <style:style style:name="P6" style:family="paragraph" style:parent-style-name="Standard">
      <style:paragraph-properties fo:text-align="justify" style:justify-single-word="false"/>
      <style:text-properties fo:color="#009900" officeooo:rsid="001a9089" officeooo:paragraph-rsid="001a9089"/>
    </style:style>
    <style:style style:name="P7" style:family="paragraph" style:parent-style-name="Standard">
      <style:paragraph-properties fo:text-align="justify" style:justify-single-word="false"/>
      <style:text-properties fo:color="#009900" officeooo:rsid="001e5e02" officeooo:paragraph-rsid="001e5e02"/>
    </style:style>
    <style:style style:name="P8" style:family="paragraph" style:parent-style-name="Standard">
      <style:paragraph-properties fo:text-align="justify" style:justify-single-word="false"/>
      <style:text-properties fo:color="#009900" officeooo:rsid="002453cd" officeooo:paragraph-rsid="002453cd"/>
    </style:style>
    <style:style style:name="P9" style:family="paragraph" style:parent-style-name="Standard">
      <style:paragraph-properties fo:text-align="justify" style:justify-single-word="false"/>
      <style:text-properties officeooo:rsid="0019a0a5" officeooo:paragraph-rsid="0019a0a5"/>
    </style:style>
    <style:style style:name="P10" style:family="paragraph" style:parent-style-name="Standard">
      <style:paragraph-properties fo:text-align="justify" style:justify-single-word="false"/>
      <style:text-properties officeooo:rsid="001a9089" officeooo:paragraph-rsid="001a9089"/>
    </style:style>
    <style:style style:name="P11" style:family="paragraph" style:parent-style-name="Standard">
      <style:paragraph-properties fo:text-align="justify" style:justify-single-word="false"/>
      <style:text-properties fo:color="#000000" officeooo:rsid="001a9089" officeooo:paragraph-rsid="001a9089"/>
    </style:style>
    <style:style style:name="P12" style:family="paragraph" style:parent-style-name="Standard">
      <style:paragraph-properties fo:text-align="justify" style:justify-single-word="false"/>
      <style:text-properties fo:color="#000000" officeooo:rsid="001a9089" officeooo:paragraph-rsid="001bfa1c"/>
    </style:style>
    <style:style style:name="P13" style:family="paragraph" style:parent-style-name="Standard">
      <style:paragraph-properties fo:text-align="justify" style:justify-single-word="false"/>
      <style:text-properties fo:color="#000000" officeooo:rsid="001a9089" officeooo:paragraph-rsid="0021ac94"/>
    </style:style>
    <style:style style:name="P14" style:family="paragraph" style:parent-style-name="Standard">
      <style:paragraph-properties fo:text-align="justify" style:justify-single-word="false"/>
      <style:text-properties fo:color="#000000" officeooo:rsid="001a9089" officeooo:paragraph-rsid="0023a9ca"/>
    </style:style>
    <style:style style:name="P15" style:family="paragraph" style:parent-style-name="Standard">
      <style:paragraph-properties fo:text-align="justify" style:justify-single-word="false"/>
      <style:text-properties fo:color="#000000" officeooo:rsid="001ccdee" officeooo:paragraph-rsid="0023a9ca"/>
    </style:style>
    <style:style style:name="P16" style:family="paragraph" style:parent-style-name="Standard">
      <style:paragraph-properties fo:text-align="justify" style:justify-single-word="false"/>
      <style:text-properties fo:color="#000000" officeooo:rsid="0023a9ca" officeooo:paragraph-rsid="0023a9ca"/>
    </style:style>
    <style:style style:name="P17" style:family="paragraph" style:parent-style-name="Standard">
      <style:paragraph-properties fo:text-align="justify" style:justify-single-word="false"/>
      <style:text-properties fo:color="#000000" officeooo:rsid="00258c36" officeooo:paragraph-rsid="00258c36"/>
    </style:style>
    <style:style style:name="P18" style:family="paragraph" style:parent-style-name="Standard">
      <style:paragraph-properties fo:text-align="justify" style:justify-single-word="false"/>
      <style:text-properties fo:color="#000000" officeooo:rsid="00263cba" officeooo:paragraph-rsid="00263cba"/>
    </style:style>
    <style:style style:name="P19" style:family="paragraph" style:parent-style-name="Standard">
      <style:paragraph-properties fo:text-align="justify" style:justify-single-word="false"/>
      <style:text-properties fo:color="#000000" officeooo:rsid="0027d5d4" officeooo:paragraph-rsid="0027d5d4"/>
    </style:style>
    <style:style style:name="P20" style:family="paragraph" style:parent-style-name="Standard">
      <style:paragraph-properties fo:text-align="justify" style:justify-single-word="false"/>
      <style:text-properties fo:color="#0066ff" officeooo:rsid="001e5e02" officeooo:paragraph-rsid="001e5e02"/>
    </style:style>
    <style:style style:name="P21" style:family="paragraph" style:parent-style-name="Standard">
      <style:paragraph-properties fo:text-align="justify" style:justify-single-word="false"/>
      <style:text-properties fo:color="#ff3333" officeooo:rsid="001e5e02" officeooo:paragraph-rsid="001e5e02"/>
    </style:style>
    <style:style style:name="P22" style:family="paragraph" style:parent-style-name="Standard">
      <style:paragraph-properties fo:text-align="justify" style:justify-single-word="false"/>
      <style:text-properties fo:color="#9999ff" officeooo:rsid="0021ac94" officeooo:paragraph-rsid="0021ac94"/>
    </style:style>
    <style:style style:name="T1" style:family="text">
      <style:text-properties officeooo:rsid="001837a6"/>
    </style:style>
    <style:style style:name="T2" style:family="text">
      <style:text-properties officeooo:rsid="0019a0a5"/>
    </style:style>
    <style:style style:name="T3" style:family="text">
      <style:text-properties officeooo:rsid="001bfa1c"/>
    </style:style>
    <style:style style:name="T4" style:family="text">
      <style:text-properties officeooo:rsid="001ccdee"/>
    </style:style>
    <style:style style:name="T5" style:family="text">
      <style:text-properties fo:color="#ff3333"/>
    </style:style>
    <style:style style:name="T6" style:family="text">
      <style:text-properties fo:color="#ff3333" officeooo:rsid="001956d1"/>
    </style:style>
    <style:style style:name="T7" style:family="text">
      <style:text-properties fo:color="#ff3333" officeooo:rsid="001837a6"/>
    </style:style>
    <style:style style:name="T8" style:family="text">
      <style:text-properties fo:color="#ff3333" officeooo:rsid="0027d5d4"/>
    </style:style>
    <style:style style:name="T9" style:family="text">
      <style:text-properties fo:color="#0066ff"/>
    </style:style>
    <style:style style:name="T10" style:family="text">
      <style:text-properties fo:color="#0066ff" officeooo:rsid="001837a6"/>
    </style:style>
    <style:style style:name="T11" style:family="text">
      <style:text-properties fo:color="#0066ff" officeooo:rsid="0027d5d4"/>
    </style:style>
    <style:style style:name="T12" style:family="text">
      <style:text-properties fo:color="#9999ff"/>
    </style:style>
    <style:style style:name="T13" style:family="text">
      <style:text-properties fo:color="#9999ff" officeooo:rsid="001837a6"/>
    </style:style>
    <style:style style:name="T14" style:family="text">
      <style:text-properties fo:color="#9999ff" officeooo:rsid="0019a0a5"/>
    </style:style>
    <style:style style:name="T15" style:family="text">
      <style:text-properties officeooo:rsid="0023a9ca"/>
    </style:style>
    <style:style style:name="T16" style:family="text">
      <style:text-properties officeooo:rsid="002453cd"/>
    </style:style>
    <style:style style:name="T17" style:family="text">
      <style:text-properties officeooo:rsid="00258c36"/>
    </style:style>
    <style:style style:name="T18" style:family="text">
      <style:text-properties officeooo:rsid="00263cba"/>
    </style:style>
    <style:style style:name="T19" style:family="text">
      <style:text-properties officeooo:rsid="0027d5d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MIM_TXT(<text:span text:style-name="T5">ID_OMIM</text:span>,<text:span text:style-name="T9">name_gene/maladie</text:span>,<text:span text:style-name="T5">sym</text:span><text:span text:style-name="T6">ptoms</text:span>)</text:p>
      <text:p text:style-name="P1"/>
      <text:p text:style-name="P1">OMIM_ONTO_CSV(<text:span text:style-name="T5">ID_OMIM</text:span>,<text:span text:style-name="T9">name_gene/maladie</text:span>,<text:span text:style-name="T6">synonyms</text:span>,<text:span text:style-name="T5">ID_CUI</text:span>)</text:p>
      <text:p text:style-name="P1"/>
      <text:p text:style-name="P1">Orphadatabase(<text:span text:style-name="T5">Orpha</text:span><text:span text:style-name="T7">N</text:span><text:span text:style-name="T5">umber</text:span>,<text:span text:style-name="T5">ID</text:span><text:span text:style-name="T12">,</text:span><text:span text:style-name="T13">clinicalSign</text:span><text:span text:style-name="T10">,Name</text:span><text:span text:style-name="T1">,</text:span><text:span text:style-name="T7">SynonymsList</text:span><text:span text:style-name="T1">,</text:span><text:span text:style-name="T7">ExternalReference</text:span><text:span text:style-name="T1">)</text:span></text:p>
      <text:p text:style-name="P5">#clincialSign et Name contiennent chacun un champ text qui correspondent respectivement aux noms des symptômes et des maladies</text:p>
      <text:p text:style-name="P5">#ExternalReference est une liste de référence externe contenant des id correspondant à d’autres sources i.e. OMIM, UMLS</text:p>
      <text:p text:style-name="P3"/>
      <text:p text:style-name="P3">HPO_OBO(<text:span text:style-name="T5">ID</text:span>,name,<text:span text:style-name="T5">synonym</text:span>,<text:span text:style-name="T5">xref*,</text:span><text:span text:style-name="T8">is_a</text:span>)</text:p>
      <text:p text:style-name="P3"/>
      <text:p text:style-name="P3">HPO_ANNOTATIONS_SQLITE(<text:span text:style-name="T5">disease_db</text:span>,<text:span text:style-name="T5">disease_id</text:span>,<text:span text:style-name="T9">disease_label,</text:span><text:span text:style-name="T8">sign_id</text:span>)</text:p>
      <text:p text:style-name="P3"/>
      <text:p text:style-name="P4">SIDER :</text:p>
      <text:p text:style-name="P4">m<text:span text:style-name="T2">eddra(</text:span><text:span text:style-name="T5">cui</text:span>,<text:span text:style-name="T5">meddra_id</text:span>,<text:span text:style-name="T14">label</text:span><text:span text:style-name="T2">)</text:span></text:p>
      <text:p text:style-name="P4"><text:span text:style-name="T2">meddra_all_indications(</text:span><text:span text:style-name="T5">stitch_compound_id</text:span>,<text:span text:style-name="T5">cui</text:span>,<text:span text:style-name="T5">concept_name</text:span>,<text:span text:style-name="T5">cui_of_meddra_term</text:span>,<text:span text:style-name="T12">meddra_concept_name</text:span><text:span text:style-name="T2">) </text:span></text:p>
      <text:p text:style-name="P8">#stitch_compound_id est une liste</text:p>
      <text:p text:style-name="P9">meddra_all_se(<text:span text:style-name="T5">stitch_compound_id1</text:span>,<text:span text:style-name="T5">stictch_compound_id2</text:span>,<text:span text:style-name="T5">cui</text:span>,<text:span text:style-name="T5">cui_of_meddra_term</text:span>,<text:span text:style-name="T12">side_effect_name</text:span>)</text:p>
      <text:p text:style-name="P9">meddia_freq(<text:span text:style-name="T5">stitch_compound_id1,stitch_compound_id2</text:span>,<text:span text:style-name="T5">cui</text:span>,<text:span text:style-name="T5">meddra_concept_id</text:span>,<text:span text:style-name="T12">side_effect_name)</text:span></text:p>
      <text:p text:style-name="P9"/>
      <text:p text:style-name="P9"/>
      <text:p text:style-name="P10">STITCH(<text:span text:style-name="T5">chemical,alias</text:span>,<text:span text:style-name="T5">source</text:span>,<text:span text:style-name="T5">source_code</text:span>)</text:p>
      <text:p text:style-name="P6">#chemical et alias corrsepondent à des id </text:p>
      <text:p text:style-name="P6"/>
      <text:p text:style-name="P11">ATC(<text:span text:style-name="T5">code</text:span>,<text:span text:style-name="T9">label</text:span>)</text:p>
      <text:p text:style-name="P6">#<text:span text:style-name="T4">c</text:span>ode et label nommés de manière arbitraire</text:p>
      <text:p text:style-name="P6"/>
      <text:p text:style-name="P6"/>
      <text:p text:style-name="P6"/>
      <text:p text:style-name="P21">A Stocker et indexer</text:p>
      <text:p text:style-name="P20">A Stocker</text:p>
      <text:p text:style-name="P22">A indexer</text:p>
      <text:p text:style-name="P6"/>
      <text:p text:style-name="P7"/>
      <text:p text:style-name="P19">A Vérifier !!!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/></text:p>
      <text:p text:style-name="P6"/>
      <text:p text:style-name="P6"/>
      <text:p text:style-name="P6"/>
      <text:p text:style-name="P6"/>
      <text:p text:style-name="P6"/>
      <text:p text:style-name="P11"><text:soft-page-break/>Schéma global :</text:p>
      <text:p text:style-name="P11"/>
      <text:p text:style-name="P18">les recherches sont a effectuer à la suite ou en parallele</text:p>
      <text:p text:style-name="P11"/>
      <text:p text:style-name="P11">SignOrSymptom(diseases,indications,<text:span text:style-name="T3">is_a_</text:span>side_effect)</text:p>
      <text:p text:style-name="P11"/>
      <text:p text:style-name="P11">SignOrSymptom.diseases=</text:p>
      <text:p text:style-name="P13"><text:tab/><text:span text:style-name="T17">Orphadatabase.clinicalSign=input</text:span></text:p>
      <text:p text:style-name="P13"><text:tab/><text:span text:style-name="T17">Orphadatabase.Name=output</text:span></text:p>
      <text:p text:style-name="P13"/>
      <text:p text:style-name="P13">///////</text:p>
      <text:p text:style-name="P13"><text:tab/><text:span text:style-name="T18">meddra.label=input</text:span></text:p>
      <text:p text:style-name="P18"><text:tab/>meddra.cui=OMIM_ONTO_CSV.IDCUI</text:p>
      <text:p text:style-name="P18"><text:tab/>OMI<text:span text:style-name="T19">M</text:span>_ONTO_<text:span text:style-name="T19">CSV.name=output</text:span></text:p>
      <text:p text:style-name="P18"/>
      <text:p text:style-name="P18">/////////</text:p>
      <text:p text:style-name="P18"><text:tab/><text:span text:style-name="T19">OMIM_TXT.symptoms=input</text:span></text:p>
      <text:p text:style-name="P18"><text:tab/><text:span text:style-name="T19">OMIM_TXT.name=output</text:span></text:p>
      <text:p text:style-name="P18"/>
      <text:p text:style-name="P18">////////</text:p>
      <text:p text:style-name="P18"><text:tab/><text:span text:style-name="T19">HPO_OBO.name=input</text:span></text:p>
      <text:p text:style-name="P18"><text:tab/><text:span text:style-name="T19">HPO_OBO.id=HPO_HPO_ANNOTATIONS_SQLITE.sign_id</text:span></text:p>
      <text:p text:style-name="P18"><text:tab/><text:span text:style-name="T19">(HPO_OBO1.is_a=HPO_OBO2.id)</text:span></text:p>
      <text:p text:style-name="P18"><text:tab/><text:span text:style-name="T19">HPO_OBO.disease_label=output</text:span></text:p>
      <text:p text:style-name="P13"/>
      <text:p text:style-name="P13"/>
      <text:p text:style-name="P17">############################################</text:p>
      <text:p text:style-name="P13"/>
      <text:p text:style-name="P12">SignOrSymptom.<text:span text:style-name="T4">indications=</text:span></text:p>
      <text:p text:style-name="P12"><text:tab/><text:span text:style-name="T16">meddra_all_indications.meddra_concept_name=disease.output</text:span></text:p>
      <text:p text:style-name="P12"><text:tab/></text:p>
      <text:p text:style-name="P12"><text:tab/><text:span text:style-name="T16">meddra_all_indications.stitch_compound_id=STITCH.chemical/alias</text:span></text:p>
      <text:p text:style-name="P17"/>
      <text:p text:style-name="P17"><text:tab/>STITCH.source=ATC &amp;&amp; STITCH.code=ATC.code</text:p>
      <text:p text:style-name="P17"><text:tab/></text:p>
      <text:p text:style-name="P17"><text:tab/>ATC.label=output</text:p>
      <text:p text:style-name="P17"/>
      <text:p text:style-name="P17"/>
      <text:p text:style-name="P17">###############################################</text:p>
      <text:p text:style-name="P12"/>
      <text:p text:style-name="P15">SignOrSymptom.is_a_side_effect=</text:p>
      <text:p text:style-name="P15"><text:tab/><text:span text:style-name="T15">meddra_all_se.side_effect_name==input</text:span></text:p>
      <text:p text:style-name="P14"/>
      <text:p text:style-name="P14"><text:tab/><text:span text:style-name="T15">meddra_all_se.stitch_compound_id1=STITCH.chemical</text:span></text:p>
      <text:p text:style-name="P16">ou<text:tab/>meddra_all_se.stitch_compound_id2=STITCH.chemical</text:p>
      <text:p text:style-name="P16">ou<text:tab/>meddra_all_se.stitch_compound_id1=STITCH.alias</text:p>
      <text:p text:style-name="P16">ou<text:tab/>meddra_all_se.stitch_compound_id2=STITCH.<text:span text:style-name="T16">alias</text:span></text:p>
      <text:p text:style-name="P16"/>
      <text:p text:style-name="P16"><text:tab/>STITCH.source==ATC &amp;&amp; STITCH.code==ATC.code</text:p>
      <text:p text:style-name="P16"/>
      <text:p text:style-name="P16"><text:tab/>ATC.label=outpu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1T08:11:33.987000000</meta:creation-date>
    <dc:date>2017-04-02T01:38:43.567000000</dc:date>
    <meta:editing-duration>PT1H30M43S</meta:editing-duration>
    <meta:editing-cycles>8</meta:editing-cycles>
    <meta:generator>LibreOffice/5.2.5.1$Windows_x86 LibreOffice_project/0312e1a284a7d50ca85a365c316c7abbf20a4d22</meta:generator>
    <meta:document-statistic meta:table-count="0" meta:image-count="0" meta:object-count="0" meta:page-count="2" meta:paragraph-count="57" meta:word-count="129" meta:character-count="2175" meta:non-whitespace-character-count="2076"/>
  </office:meta>
</office:document-meta>
</file>